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near SVM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94594595" calcext:value-type="float">
            <text:p>0.94594595</text:p>
          </table:table-cell>
          <table:table-cell office:value-type="float" office:value="0.95681818" calcext:value-type="float">
            <text:p>0.95681818</text:p>
          </table:table-cell>
          <table:table-cell office:value-type="float" office:value="0.83289125" calcext:value-type="float">
            <text:p>0.83289125</text:p>
          </table:table-cell>
          <table:table-cell office:value-type="float" office:value="0.93093093" calcext:value-type="float">
            <text:p>0.93093093</text:p>
          </table:table-cell>
          <table:table-cell office:value-type="float" office:value="0.91336634" calcext:value-type="float">
            <text:p>0.91336634</text:p>
          </table:table-cell>
          <table:table-cell office:value-type="float" office:value="0.78917379" calcext:value-type="float">
            <text:p>0.78917379</text:p>
          </table:table-cell>
          <table:table-cell office:value-type="float" office:value="0.92048193" calcext:value-type="float">
            <text:p>0.92048193</text:p>
          </table:table-cell>
          <table:table-cell office:value-type="float" office:value="0.89563107" calcext:value-type="float">
            <text:p>0.89563107</text:p>
          </table:table-cell>
          <table:table-cell office:value-type="float" office:value="0.67755102" calcext:value-type="float">
            <text:p>0.67755102</text:p>
          </table:table-cell>
          <table:table-cell office:value-type="float" office:value="0.8746594" calcext:value-type="float">
            <text:p>0.8746594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9610984" calcext:value-type="float">
            <text:p>0.9610984</text:p>
          </table:table-cell>
          <table:table-cell office:value-type="float" office:value="0.9503386" calcext:value-type="float">
            <text:p>0.9503386</text:p>
          </table:table-cell>
          <table:table-cell office:value-type="float" office:value="0.83510638" calcext:value-type="float">
            <text:p>0.83510638</text:p>
          </table:table-cell>
          <table:table-cell office:value-type="float" office:value="0.73286052" calcext:value-type="float">
            <text:p>0.73286052</text:p>
          </table:table-cell>
          <table:table-cell office:value-type="float" office:value="0.86214953" calcext:value-type="float">
            <text:p>0.86214953</text:p>
          </table:table-cell>
          <table:table-cell office:value-type="float" office:value="0.82195846" calcext:value-type="float">
            <text:p>0.82195846</text:p>
          </table:table-cell>
          <table:table-cell office:value-type="float" office:value="0.94789082" calcext:value-type="float">
            <text:p>0.94789082</text:p>
          </table:table-cell>
          <table:table-cell office:value-type="float" office:value="0.91791045" calcext:value-type="float">
            <text:p>0.91791045</text:p>
          </table:table-cell>
          <table:table-cell office:value-type="float" office:value="0.86910995" calcext:value-type="float">
            <text:p>0.86910995</text:p>
          </table:table-cell>
          <table:table-cell office:value-type="float" office:value="0.79850746" calcext:value-type="float">
            <text:p>0.79850746</text:p>
          </table:table-cell>
        </table:table-row>
        <table:table-row table:style-name="ro1">
          <table:table-cell office:value-type="string" calcext:value-type="string">
            <text:p>Support</text:p>
          </table:table-cell>
          <table:table-cell office:value-type="float" office:value="437" calcext:value-type="float">
            <text:p>437</text:p>
          </table:table-cell>
          <table:table-cell office:value-type="float" office:value="443" calcext:value-type="float">
            <text:p>443</text:p>
          </table:table-cell>
          <table:table-cell office:value-type="float" office:value="376" calcext:value-type="float">
            <text:p>376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337" calcext:value-type="float">
            <text:p>337</text:p>
          </table:table-cell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382" calcext:value-type="float">
            <text:p>38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Fscore</text:p>
          </table:table-cell>
          <table:table-cell office:value-type="float" office:value="0.95346198" calcext:value-type="float">
            <text:p>0.95346198</text:p>
          </table:table-cell>
          <table:table-cell office:value-type="float" office:value="0.95356738" calcext:value-type="float">
            <text:p>0.95356738</text:p>
          </table:table-cell>
          <table:table-cell office:value-type="float" office:value="0.83399734" calcext:value-type="float">
            <text:p>0.83399734</text:p>
          </table:table-cell>
          <table:table-cell office:value-type="float" office:value="0.82010582" calcext:value-type="float">
            <text:p>0.82010582</text:p>
          </table:table-cell>
          <table:table-cell office:value-type="float" office:value="0.88701923" calcext:value-type="float">
            <text:p>0.88701923</text:p>
          </table:table-cell>
          <table:table-cell office:value-type="float" office:value="0.80523256" calcext:value-type="float">
            <text:p>0.80523256</text:p>
          </table:table-cell>
          <table:table-cell office:value-type="float" office:value="0.93398533" calcext:value-type="float">
            <text:p>0.93398533</text:p>
          </table:table-cell>
          <table:table-cell office:value-type="float" office:value="0.90663391" calcext:value-type="float">
            <text:p>0.90663391</text:p>
          </table:table-cell>
          <table:table-cell office:value-type="float" office:value="0.76146789" calcext:value-type="float">
            <text:p>0.76146789</text:p>
          </table:table-cell>
          <table:table-cell office:value-type="float" office:value="0.83485046" calcext:value-type="float">
            <text:p>0.83485046</text:p>
          </table:table-cell>
        </table:table-row>
      </table:table>
      <table:table table:name="Support" table:style-name="ta2">
        <table:shapes>
          <draw:frame draw:z-index="0" draw:style-name="gr1" draw:text-style-name="P1" svg:width="15.999cm" svg:height="8.999cm" svg:x="0.1cm" svg:y="3.261cm">
            <draw:object draw:notify-on-update-of-ranges="Support.B1:Support.K1 Support.A2:Support.A2 Support.B2:Support.K2 Support.A3:Support.A3 Support.B3:Support.K3 Support.A4:Support.A4 Support.B4:Support.K4 Support.A5:Support.A5 Support.B5:Support.K5 Support.A6:Support.A6 Support.B6:Support.K6 Support.A7:Support.A7 Support.B7:Support.K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 Estimators</text:p>
          </table:table-cell>
          <table:table-cell office:value-type="float" office:value="437" calcext:value-type="float">
            <text:p>437</text:p>
          </table:table-cell>
          <table:table-cell office:value-type="float" office:value="443" calcext:value-type="float">
            <text:p>443</text:p>
          </table:table-cell>
          <table:table-cell office:value-type="float" office:value="376" calcext:value-type="float">
            <text:p>376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337" calcext:value-type="float">
            <text:p>337</text:p>
          </table:table-cell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382" calcext:value-type="float">
            <text:p>38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10 Estimators</text:p>
          </table:table-cell>
          <table:table-cell office:value-type="float" office:value="437" calcext:value-type="float">
            <text:p>437</text:p>
          </table:table-cell>
          <table:table-cell office:value-type="float" office:value="443" calcext:value-type="float">
            <text:p>443</text:p>
          </table:table-cell>
          <table:table-cell office:value-type="float" office:value="376" calcext:value-type="float">
            <text:p>376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337" calcext:value-type="float">
            <text:p>337</text:p>
          </table:table-cell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382" calcext:value-type="float">
            <text:p>38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15 Estimators</text:p>
          </table:table-cell>
          <table:table-cell office:value-type="float" office:value="437" calcext:value-type="float">
            <text:p>437</text:p>
          </table:table-cell>
          <table:table-cell office:value-type="float" office:value="443" calcext:value-type="float">
            <text:p>443</text:p>
          </table:table-cell>
          <table:table-cell office:value-type="float" office:value="376" calcext:value-type="float">
            <text:p>376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337" calcext:value-type="float">
            <text:p>337</text:p>
          </table:table-cell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382" calcext:value-type="float">
            <text:p>38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20 Estimators</text:p>
          </table:table-cell>
          <table:table-cell office:value-type="float" office:value="437" calcext:value-type="float">
            <text:p>437</text:p>
          </table:table-cell>
          <table:table-cell office:value-type="float" office:value="443" calcext:value-type="float">
            <text:p>443</text:p>
          </table:table-cell>
          <table:table-cell office:value-type="float" office:value="376" calcext:value-type="float">
            <text:p>376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337" calcext:value-type="float">
            <text:p>337</text:p>
          </table:table-cell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382" calcext:value-type="float">
            <text:p>38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25 Estimators</text:p>
          </table:table-cell>
          <table:table-cell office:value-type="float" office:value="437" calcext:value-type="float">
            <text:p>437</text:p>
          </table:table-cell>
          <table:table-cell office:value-type="float" office:value="443" calcext:value-type="float">
            <text:p>443</text:p>
          </table:table-cell>
          <table:table-cell office:value-type="float" office:value="376" calcext:value-type="float">
            <text:p>376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337" calcext:value-type="float">
            <text:p>337</text:p>
          </table:table-cell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382" calcext:value-type="float">
            <text:p>38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30 Estimators</text:p>
          </table:table-cell>
          <table:table-cell office:value-type="float" office:value="437" calcext:value-type="float">
            <text:p>437</text:p>
          </table:table-cell>
          <table:table-cell office:value-type="float" office:value="443" calcext:value-type="float">
            <text:p>443</text:p>
          </table:table-cell>
          <table:table-cell office:value-type="float" office:value="376" calcext:value-type="float">
            <text:p>376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337" calcext:value-type="float">
            <text:p>337</text:p>
          </table:table-cell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382" calcext:value-type="float">
            <text:p>382</text:p>
          </table:table-cell>
          <table:table-cell office:value-type="float" office:value="402" calcext:value-type="float">
            <text:p>402</text:p>
          </table:table-cell>
        </table:table-row>
      </table:table>
      <table:table table:name="Fscore" table:style-name="ta2">
        <table:shapes>
          <draw:frame draw:z-index="0" draw:style-name="gr1" draw:text-style-name="P1" svg:width="15.999cm" svg:height="8.999cm" svg:x="0.1cm" svg:y="3.261cm">
            <draw:object draw:notify-on-update-of-ranges="Fscore.B1:Fscore.K1 Fscore.A2:Fscore.A2 Fscore.B2:Fscore.K2 Fscore.A3:Fscore.A3 Fscore.B3:Fscore.K3 Fscore.A4:Fscore.A4 Fscore.B4:Fscore.K4 Fscore.A5:Fscore.A5 Fscore.B5:Fscore.K5 Fscore.A6:Fscore.A6 Fscore.B6:Fscore.K6 Fscore.A7:Fscore.A7 Fscore.B7:Fscore.K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 Estimators</text:p>
          </table:table-cell>
          <table:table-cell office:value-type="float" office:value="0.94013304" calcext:value-type="float">
            <text:p>0.94013304</text:p>
          </table:table-cell>
          <table:table-cell office:value-type="float" office:value="0.96205357" calcext:value-type="float">
            <text:p>0.96205357</text:p>
          </table:table-cell>
          <table:table-cell office:value-type="float" office:value="0.91354839" calcext:value-type="float">
            <text:p>0.91354839</text:p>
          </table:table-cell>
          <table:table-cell office:value-type="float" office:value="0.8941736" calcext:value-type="float">
            <text:p>0.8941736</text:p>
          </table:table-cell>
          <table:table-cell office:value-type="float" office:value="0.91676436" calcext:value-type="float">
            <text:p>0.91676436</text:p>
          </table:table-cell>
          <table:table-cell office:value-type="float" office:value="0.86518519" calcext:value-type="float">
            <text:p>0.86518519</text:p>
          </table:table-cell>
          <table:table-cell office:value-type="float" office:value="0.95143213" calcext:value-type="float">
            <text:p>0.95143213</text:p>
          </table:table-cell>
          <table:table-cell office:value-type="float" office:value="0.94320988" calcext:value-type="float">
            <text:p>0.94320988</text:p>
          </table:table-cell>
          <table:table-cell office:value-type="float" office:value="0.88340192" calcext:value-type="float">
            <text:p>0.88340192</text:p>
          </table:table-cell>
          <table:table-cell office:value-type="float" office:value="0.88491049" calcext:value-type="float">
            <text:p>0.88491049</text:p>
          </table:table-cell>
        </table:table-row>
        <table:table-row table:style-name="ro1">
          <table:table-cell office:value-type="string" calcext:value-type="string">
            <text:p>10 Estimators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87234" calcext:value-type="float">
            <text:p>0.9787234</text:p>
          </table:table-cell>
          <table:table-cell office:value-type="float" office:value="0.93157895" calcext:value-type="float">
            <text:p>0.93157895</text:p>
          </table:table-cell>
          <table:table-cell office:value-type="float" office:value="0.93254438" calcext:value-type="float">
            <text:p>0.93254438</text:p>
          </table:table-cell>
          <table:table-cell office:value-type="float" office:value="0.94811321" calcext:value-type="float">
            <text:p>0.94811321</text:p>
          </table:table-cell>
          <table:table-cell office:value-type="float" office:value="0.92911011" calcext:value-type="float">
            <text:p>0.92911011</text:p>
          </table:table-cell>
          <table:table-cell office:value-type="float" office:value="0.96711328" calcext:value-type="float">
            <text:p>0.96711328</text:p>
          </table:table-cell>
          <table:table-cell office:value-type="float" office:value="0.96" calcext:value-type="float">
            <text:p>0.96</text:p>
          </table:table-cell>
          <table:table-cell office:value-type="float" office:value="0.92206077" calcext:value-type="float">
            <text:p>0.92206077</text:p>
          </table:table-cell>
          <table:table-cell office:value-type="float" office:value="0.93867334" calcext:value-type="float">
            <text:p>0.93867334</text:p>
          </table:table-cell>
        </table:table-row>
        <table:table-row table:style-name="ro1">
          <table:table-cell office:value-type="string" calcext:value-type="string">
            <text:p>15 Estimators</text:p>
          </table:table-cell>
          <table:table-cell office:value-type="float" office:value="0.97727273" calcext:value-type="float">
            <text:p>0.97727273</text:p>
          </table:table-cell>
          <table:table-cell office:value-type="float" office:value="0.97752809" calcext:value-type="float">
            <text:p>0.97752809</text:p>
          </table:table-cell>
          <table:table-cell office:value-type="float" office:value="0.93899204" calcext:value-type="float">
            <text:p>0.93899204</text:p>
          </table:table-cell>
          <table:table-cell office:value-type="float" office:value="0.95058824" calcext:value-type="float">
            <text:p>0.95058824</text:p>
          </table:table-cell>
          <table:table-cell office:value-type="float" office:value="0.95794393" calcext:value-type="float">
            <text:p>0.95794393</text:p>
          </table:table-cell>
          <table:table-cell office:value-type="float" office:value="0.94135338" calcext:value-type="float">
            <text:p>0.94135338</text:p>
          </table:table-cell>
          <table:table-cell office:value-type="float" office:value="0.97058824" calcext:value-type="float">
            <text:p>0.97058824</text:p>
          </table:table-cell>
          <table:table-cell office:value-type="float" office:value="0.9575" calcext:value-type="float">
            <text:p>0.9575</text:p>
          </table:table-cell>
          <table:table-cell office:value-type="float" office:value="0.92913386" calcext:value-type="float">
            <text:p>0.92913386</text:p>
          </table:table-cell>
          <table:table-cell office:value-type="float" office:value="0.9331652" calcext:value-type="float">
            <text:p>0.9331652</text:p>
          </table:table-cell>
        </table:table-row>
        <table:table-row table:style-name="ro1">
          <table:table-cell office:value-type="string" calcext:value-type="string">
            <text:p>20 Estimators</text:p>
          </table:table-cell>
          <table:table-cell office:value-type="float" office:value="0.97505669" calcext:value-type="float">
            <text:p>0.97505669</text:p>
          </table:table-cell>
          <table:table-cell office:value-type="float" office:value="0.97963801" calcext:value-type="float">
            <text:p>0.97963801</text:p>
          </table:table-cell>
          <table:table-cell office:value-type="float" office:value="0.94612352" calcext:value-type="float">
            <text:p>0.94612352</text:p>
          </table:table-cell>
          <table:table-cell office:value-type="float" office:value="0.94464075" calcext:value-type="float">
            <text:p>0.94464075</text:p>
          </table:table-cell>
          <table:table-cell office:value-type="float" office:value="0.9617613" calcext:value-type="float">
            <text:p>0.9617613</text:p>
          </table:table-cell>
          <table:table-cell office:value-type="float" office:value="0.94277108" calcext:value-type="float">
            <text:p>0.94277108</text:p>
          </table:table-cell>
          <table:table-cell office:value-type="float" office:value="0.97668712" calcext:value-type="float">
            <text:p>0.97668712</text:p>
          </table:table-cell>
          <table:table-cell office:value-type="float" office:value="0.965" calcext:value-type="float">
            <text:p>0.965</text:p>
          </table:table-cell>
          <table:table-cell office:value-type="float" office:value="0.92470277" calcext:value-type="float">
            <text:p>0.92470277</text:p>
          </table:table-cell>
          <table:table-cell office:value-type="float" office:value="0.93552465" calcext:value-type="float">
            <text:p>0.93552465</text:p>
          </table:table-cell>
        </table:table-row>
        <table:table-row table:style-name="ro1">
          <table:table-cell office:value-type="string" calcext:value-type="string">
            <text:p>25 Estimators</text:p>
          </table:table-cell>
          <table:table-cell office:value-type="float" office:value="0.97260274" calcext:value-type="float">
            <text:p>0.97260274</text:p>
          </table:table-cell>
          <table:table-cell office:value-type="float" office:value="0.98768197" calcext:value-type="float">
            <text:p>0.98768197</text:p>
          </table:table-cell>
          <table:table-cell office:value-type="float" office:value="0.94848085" calcext:value-type="float">
            <text:p>0.94848085</text:p>
          </table:table-cell>
          <table:table-cell office:value-type="float" office:value="0.94398093" calcext:value-type="float">
            <text:p>0.94398093</text:p>
          </table:table-cell>
          <table:table-cell office:value-type="float" office:value="0.96374269" calcext:value-type="float">
            <text:p>0.96374269</text:p>
          </table:table-cell>
          <table:table-cell office:value-type="float" office:value="0.94561934" calcext:value-type="float">
            <text:p>0.94561934</text:p>
          </table:table-cell>
          <table:table-cell office:value-type="float" office:value="0.9754902" calcext:value-type="float">
            <text:p>0.9754902</text:p>
          </table:table-cell>
          <table:table-cell office:value-type="float" office:value="0.97007481" calcext:value-type="float">
            <text:p>0.97007481</text:p>
          </table:table-cell>
          <table:table-cell office:value-type="float" office:value="0.93888166" calcext:value-type="float">
            <text:p>0.93888166</text:p>
          </table:table-cell>
          <table:table-cell office:value-type="float" office:value="0.94102886" calcext:value-type="float">
            <text:p>0.94102886</text:p>
          </table:table-cell>
        </table:table-row>
        <table:table-row table:style-name="ro1">
          <table:table-cell office:value-type="string" calcext:value-type="string">
            <text:p>30 Estimators</text:p>
          </table:table-cell>
          <table:table-cell office:value-type="float" office:value="0.98061574" calcext:value-type="float">
            <text:p>0.98061574</text:p>
          </table:table-cell>
          <table:table-cell office:value-type="float" office:value="0.98423423" calcext:value-type="float">
            <text:p>0.98423423</text:p>
          </table:table-cell>
          <table:table-cell office:value-type="float" office:value="0.9469496" calcext:value-type="float">
            <text:p>0.9469496</text:p>
          </table:table-cell>
          <table:table-cell office:value-type="float" office:value="0.94536817" calcext:value-type="float">
            <text:p>0.94536817</text:p>
          </table:table-cell>
          <table:table-cell office:value-type="float" office:value="0.96270396" calcext:value-type="float">
            <text:p>0.96270396</text:p>
          </table:table-cell>
          <table:table-cell office:value-type="float" office:value="0.94452774" calcext:value-type="float">
            <text:p>0.94452774</text:p>
          </table:table-cell>
          <table:table-cell office:value-type="float" office:value="0.98154982" calcext:value-type="float">
            <text:p>0.98154982</text:p>
          </table:table-cell>
          <table:table-cell office:value-type="float" office:value="0.96009975" calcext:value-type="float">
            <text:p>0.96009975</text:p>
          </table:table-cell>
          <table:table-cell office:value-type="float" office:value="0.93489583" calcext:value-type="float">
            <text:p>0.93489583</text:p>
          </table:table-cell>
          <table:table-cell office:value-type="float" office:value="0.94102886" calcext:value-type="float">
            <text:p>0.94102886</text:p>
          </table:table-cell>
        </table:table-row>
      </table:table>
      <table:table table:name="ComparisonWithRandomForest" table:style-name="ta1">
        <table:shapes>
          <draw:frame draw:z-index="0" draw:style-name="gr1" draw:text-style-name="P1" svg:width="15.997cm" svg:height="9.004cm" svg:x="0cm" svg:y="8.075cm">
            <draw:object draw:notify-on-update-of-ranges="ComparisonWithRandomForest.B1:ComparisonWithRandomForest.B1 ComparisonWithRandomForest.C1:ComparisonWithRandomForest.L1 ComparisonWithRandomForest.B2:ComparisonWithRandomForest.B2 ComparisonWithRandomForest.C2:ComparisonWithRandomForest.L2 ComparisonWithRandomForest.B3:ComparisonWithRandomForest.B3 ComparisonWithRandomForest.C3:ComparisonWithRandomForest.L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17.291cm" svg:y="9.376cm">
            <draw:object draw:notify-on-update-of-ranges="ComparisonWithRandomForest.B4:ComparisonWithRandomForest.B4 ComparisonWithRandomForest.C4:ComparisonWithRandomForest.L4 ComparisonWithRandomForest.B5:ComparisonWithRandomForest.B5 ComparisonWithRandomForest.C5:ComparisonWithRandomForest.L5 ComparisonWithRandomForest.B6:ComparisonWithRandomForest.B6 ComparisonWithRandomForest.C6:ComparisonWithRandomForest.L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cm" svg:y="22.494cm">
            <draw:object draw:notify-on-update-of-ranges="ComparisonWithRandomForest.B7:ComparisonWithRandomForest.B7 ComparisonWithRandomForest.C7:ComparisonWithRandomForest.L7 ComparisonWithRandomForest.B8:ComparisonWithRandomForest.B8 ComparisonWithRandomForest.C8:ComparisonWithRandomForest.L8 ComparisonWithRandomForest.B9:ComparisonWithRandomForest.B9 ComparisonWithRandomForest.C9:ComparisonWithRandomForest.L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5.997cm" svg:height="9.005cm" svg:x="16.961cm" svg:y="22.338cm">
            <draw:object draw:notify-on-update-of-ranges="ComparisonWithRandomForest.A10:ComparisonWithRandomForest.B10 ComparisonWithRandomForest.C10:ComparisonWithRandomForest.L10 ComparisonWithRandomForest.B11:ComparisonWithRandomForest.B11 ComparisonWithRandomForest.C11:ComparisonWithRandomForest.L11 ComparisonWithRandomForest.A12:ComparisonWithRandomForest.B12 ComparisonWithRandomForest.C12:ComparisonWithRandomForest.L1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Precision</text:p>
          </table:table-cell>
          <table:table-cell office:value-type="string" calcext:value-type="string">
            <text:p>Linear SVM</text:p>
          </table:table-cell>
          <table:table-cell office:value-type="float" office:value="0.94594595" calcext:value-type="float">
            <text:p>0.94594595</text:p>
          </table:table-cell>
          <table:table-cell office:value-type="float" office:value="0.95681818" calcext:value-type="float">
            <text:p>0.95681818</text:p>
          </table:table-cell>
          <table:table-cell office:value-type="float" office:value="0.83289125" calcext:value-type="float">
            <text:p>0.83289125</text:p>
          </table:table-cell>
          <table:table-cell office:value-type="float" office:value="0.93093093" calcext:value-type="float">
            <text:p>0.93093093</text:p>
          </table:table-cell>
          <table:table-cell office:value-type="float" office:value="0.91336634" calcext:value-type="float">
            <text:p>0.91336634</text:p>
          </table:table-cell>
          <table:table-cell office:value-type="float" office:value="0.78917379" calcext:value-type="float">
            <text:p>0.78917379</text:p>
          </table:table-cell>
          <table:table-cell office:value-type="float" office:value="0.92048193" calcext:value-type="float">
            <text:p>0.92048193</text:p>
          </table:table-cell>
          <table:table-cell office:value-type="float" office:value="0.89563107" calcext:value-type="float">
            <text:p>0.89563107</text:p>
          </table:table-cell>
          <table:table-cell office:value-type="float" office:value="0.67755102" calcext:value-type="float">
            <text:p>0.67755102</text:p>
          </table:table-cell>
          <table:table-cell office:value-type="float" office:value="0.8746594" calcext:value-type="float">
            <text:p>0.8746594</text:p>
          </table:table-cell>
        </table:table-row>
        <table:table-row table:style-name="ro1">
          <table:covered-table-cell/>
          <table:table-cell office:value-type="string" calcext:value-type="string">
            <text:p>Random Forest (30)</text:p>
          </table:table-cell>
          <table:table-cell office:value-type="float" office:value="0.97727273" calcext:value-type="float">
            <text:p>0.97727273</text:p>
          </table:table-cell>
          <table:table-cell office:value-type="float" office:value="0.98202247" calcext:value-type="float">
            <text:p>0.98202247</text:p>
          </table:table-cell>
          <table:table-cell office:value-type="float" office:value="0.94444444" calcext:value-type="float">
            <text:p>0.94444444</text:p>
          </table:table-cell>
          <table:table-cell office:value-type="float" office:value="0.94988067" calcext:value-type="float">
            <text:p>0.94988067</text:p>
          </table:table-cell>
          <table:table-cell office:value-type="float" office:value="0.96046512" calcext:value-type="float">
            <text:p>0.96046512</text:p>
          </table:table-cell>
          <table:table-cell office:value-type="float" office:value="0.95454545" calcext:value-type="float">
            <text:p>0.95454545</text:p>
          </table:table-cell>
          <table:table-cell office:value-type="float" office:value="0.97317073" calcext:value-type="float">
            <text:p>0.97317073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93005181" calcext:value-type="float">
            <text:p>0.93005181</text:p>
          </table:table-cell>
          <table:table-cell office:value-type="float" office:value="0.94936709" calcext:value-type="float">
            <text:p>0.94936709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Recall</text:p>
          </table:table-cell>
          <table:table-cell office:value-type="string" calcext:value-type="string">
            <text:p>Linear SVM</text:p>
          </table:table-cell>
          <table:table-cell office:value-type="float" office:value="0.9610984" calcext:value-type="float">
            <text:p>0.9610984</text:p>
          </table:table-cell>
          <table:table-cell office:value-type="float" office:value="0.9503386" calcext:value-type="float">
            <text:p>0.9503386</text:p>
          </table:table-cell>
          <table:table-cell office:value-type="float" office:value="0.83510638" calcext:value-type="float">
            <text:p>0.83510638</text:p>
          </table:table-cell>
          <table:table-cell office:value-type="float" office:value="0.73286052" calcext:value-type="float">
            <text:p>0.73286052</text:p>
          </table:table-cell>
          <table:table-cell office:value-type="float" office:value="0.86214953" calcext:value-type="float">
            <text:p>0.86214953</text:p>
          </table:table-cell>
          <table:table-cell office:value-type="float" office:value="0.82195846" calcext:value-type="float">
            <text:p>0.82195846</text:p>
          </table:table-cell>
          <table:table-cell office:value-type="float" office:value="0.94789082" calcext:value-type="float">
            <text:p>0.94789082</text:p>
          </table:table-cell>
          <table:table-cell office:value-type="float" office:value="0.91791045" calcext:value-type="float">
            <text:p>0.91791045</text:p>
          </table:table-cell>
          <table:table-cell office:value-type="float" office:value="0.86910995" calcext:value-type="float">
            <text:p>0.86910995</text:p>
          </table:table-cell>
          <table:table-cell office:value-type="float" office:value="0.79850746" calcext:value-type="float">
            <text:p>0.79850746</text:p>
          </table:table-cell>
        </table:table-row>
        <table:table-row table:style-name="ro1">
          <table:covered-table-cell/>
          <table:table-cell office:value-type="string" calcext:value-type="string">
            <text:p>Random Forest (30)</text:p>
          </table:table-cell>
          <table:table-cell office:value-type="float" office:value="0.98398169" calcext:value-type="float">
            <text:p>0.98398169</text:p>
          </table:table-cell>
          <table:table-cell office:value-type="float" office:value="0.98645598" calcext:value-type="float">
            <text:p>0.98645598</text:p>
          </table:table-cell>
          <table:table-cell office:value-type="float" office:value="0.94946809" calcext:value-type="float">
            <text:p>0.94946809</text:p>
          </table:table-cell>
          <table:table-cell office:value-type="float" office:value="0.94089835" calcext:value-type="float">
            <text:p>0.94089835</text:p>
          </table:table-cell>
          <table:table-cell office:value-type="float" office:value="0.96495327" calcext:value-type="float">
            <text:p>0.96495327</text:p>
          </table:table-cell>
          <table:table-cell office:value-type="float" office:value="0.9347181" calcext:value-type="float">
            <text:p>0.9347181</text:p>
          </table:table-cell>
          <table:table-cell office:value-type="float" office:value="0.99007444" calcext:value-type="float">
            <text:p>0.99007444</text:p>
          </table:table-cell>
          <table:table-cell office:value-type="float" office:value="0.95771144" calcext:value-type="float">
            <text:p>0.95771144</text:p>
          </table:table-cell>
          <table:table-cell office:value-type="float" office:value="0.93979058" calcext:value-type="float">
            <text:p>0.93979058</text:p>
          </table:table-cell>
          <table:table-cell office:value-type="float" office:value="0.93283582" calcext:value-type="float">
            <text:p>0.9328358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Support</text:p>
          </table:table-cell>
          <table:table-cell office:value-type="string" calcext:value-type="string">
            <text:p>Linear SVM</text:p>
          </table:table-cell>
          <table:table-cell office:value-type="float" office:value="437" calcext:value-type="float">
            <text:p>437</text:p>
          </table:table-cell>
          <table:table-cell office:value-type="float" office:value="443" calcext:value-type="float">
            <text:p>443</text:p>
          </table:table-cell>
          <table:table-cell office:value-type="float" office:value="376" calcext:value-type="float">
            <text:p>376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337" calcext:value-type="float">
            <text:p>337</text:p>
          </table:table-cell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382" calcext:value-type="float">
            <text:p>38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covered-table-cell/>
          <table:table-cell office:value-type="string" calcext:value-type="string">
            <text:p>Random Forest (30)</text:p>
          </table:table-cell>
          <table:table-cell office:value-type="float" office:value="437" calcext:value-type="float">
            <text:p>437</text:p>
          </table:table-cell>
          <table:table-cell office:value-type="float" office:value="443" calcext:value-type="float">
            <text:p>443</text:p>
          </table:table-cell>
          <table:table-cell office:value-type="float" office:value="376" calcext:value-type="float">
            <text:p>376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337" calcext:value-type="float">
            <text:p>337</text:p>
          </table:table-cell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382" calcext:value-type="float">
            <text:p>38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F-score</text:p>
          </table:table-cell>
          <table:table-cell office:value-type="string" calcext:value-type="string">
            <text:p>Linear SVM</text:p>
          </table:table-cell>
          <table:table-cell office:value-type="float" office:value="0.95346198" calcext:value-type="float">
            <text:p>0.95346198</text:p>
          </table:table-cell>
          <table:table-cell office:value-type="float" office:value="0.95356738" calcext:value-type="float">
            <text:p>0.95356738</text:p>
          </table:table-cell>
          <table:table-cell office:value-type="float" office:value="0.83399734" calcext:value-type="float">
            <text:p>0.83399734</text:p>
          </table:table-cell>
          <table:table-cell office:value-type="float" office:value="0.82010582" calcext:value-type="float">
            <text:p>0.82010582</text:p>
          </table:table-cell>
          <table:table-cell office:value-type="float" office:value="0.88701923" calcext:value-type="float">
            <text:p>0.88701923</text:p>
          </table:table-cell>
          <table:table-cell office:value-type="float" office:value="0.80523256" calcext:value-type="float">
            <text:p>0.80523256</text:p>
          </table:table-cell>
          <table:table-cell office:value-type="float" office:value="0.93398533" calcext:value-type="float">
            <text:p>0.93398533</text:p>
          </table:table-cell>
          <table:table-cell office:value-type="float" office:value="0.90663391" calcext:value-type="float">
            <text:p>0.90663391</text:p>
          </table:table-cell>
          <table:table-cell office:value-type="float" office:value="0.76146789" calcext:value-type="float">
            <text:p>0.76146789</text:p>
          </table:table-cell>
          <table:table-cell office:value-type="float" office:value="0.83485046" calcext:value-type="float">
            <text:p>0.83485046</text:p>
          </table:table-cell>
        </table:table-row>
        <table:table-row table:style-name="ro1">
          <table:covered-table-cell/>
          <table:table-cell office:value-type="string" calcext:value-type="string">
            <text:p>Random Forest (30)</text:p>
          </table:table-cell>
          <table:table-cell office:value-type="float" office:value="0.98061574" calcext:value-type="float">
            <text:p>0.98061574</text:p>
          </table:table-cell>
          <table:table-cell office:value-type="float" office:value="0.98423423" calcext:value-type="float">
            <text:p>0.98423423</text:p>
          </table:table-cell>
          <table:table-cell office:value-type="float" office:value="0.9469496" calcext:value-type="float">
            <text:p>0.9469496</text:p>
          </table:table-cell>
          <table:table-cell office:value-type="float" office:value="0.94536817" calcext:value-type="float">
            <text:p>0.94536817</text:p>
          </table:table-cell>
          <table:table-cell office:value-type="float" office:value="0.96270396" calcext:value-type="float">
            <text:p>0.96270396</text:p>
          </table:table-cell>
          <table:table-cell office:value-type="float" office:value="0.94452774" calcext:value-type="float">
            <text:p>0.94452774</text:p>
          </table:table-cell>
          <table:table-cell office:value-type="float" office:value="0.98154982" calcext:value-type="float">
            <text:p>0.98154982</text:p>
          </table:table-cell>
          <table:table-cell office:value-type="float" office:value="0.96009975" calcext:value-type="float">
            <text:p>0.96009975</text:p>
          </table:table-cell>
          <table:table-cell office:value-type="float" office:value="0.93489583" calcext:value-type="float">
            <text:p>0.93489583</text:p>
          </table:table-cell>
          <table:table-cell office:value-type="float" office:value="0.94102886" calcext:value-type="float">
            <text:p>0.941028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2">00/00/0000</text:date>, <text:time style:data-style-name="N2" text:time-value="22:57:08.280835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2T19:22:27.354183031</meta:creation-date>
    <dc:date>2014-11-22T23:13:48.719673986</dc:date>
    <meta:editing-duration>PT13M34S</meta:editing-duration>
    <meta:editing-cycles>4</meta:editing-cycles>
    <meta:generator>LibreOffice/4.2.4.2$Linux_X86_64 LibreOffice_project/420m0$Build-2</meta:generator>
    <meta:document-statistic meta:table-count="4" meta:cell-count="33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99cm" svg:y="0.316cm" chart:style-name="ch2">
          <text:p>Precision</text:p>
        </chart:title>
        <chart:legend chart:legend-position="end" svg:x="11.611cm" svg:y="3.954cm" style:legend-expansion="high" chart:style-name="ch3"/>
        <chart:plot-area chart:style-name="ch4" table:cell-range-address="ComparisonWithRandomForest.B1:ComparisonWithRandomForest.L3" chart:data-source-has-labels="both" svg:x="0.769cm" svg:y="1.661cm" svg:width="10.204cm" svg:height="6.744cm">
          <chartooo:coordinate-region svg:x="1.496cm" svg:y="1.861cm" svg:width="9.383cm" svg:height="5.897cm"/>
          <chart:axis chart:dimension="x" chart:name="primary-x" chart:style-name="ch5" chartooo:axis-type="auto">
            <chartooo:date-scale/>
            <chart:categories table:cell-range-address="ComparisonWithRandomForest.C1:ComparisonWithRandomForest.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isonWithRandomForest.C2:ComparisonWithRandomForest.L2" chart:label-cell-address="ComparisonWithRandomForest.B2:ComparisonWithRandomForest.B2" chart:class="chart:line">
            <chart:data-point chart:repeated="10"/>
          </chart:series>
          <chart:series chart:style-name="ch8" chart:values-cell-range-address="ComparisonWithRandomForest.C3:ComparisonWithRandomForest.L3" chart:label-cell-address="ComparisonWithRandomForest.B3:ComparisonWithRandomForest.B3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ComparisonWithRandomForest.C1:ComparisonWithRandomForest.L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Linear SVM</text:p>
                <draw:g>
                  <svg:desc>ComparisonWithRandomForest.B2:ComparisonWithRandomForest.B2</svg:desc>
                </draw:g>
              </table:table-cell>
              <table:table-cell office:value-type="float" office:value="0.94594595">
                <text:p>0.94594595</text:p>
                <draw:g>
                  <svg:desc>ComparisonWithRandomForest.C2:ComparisonWithRandomForest.L2</svg:desc>
                </draw:g>
              </table:table-cell>
              <table:table-cell office:value-type="float" office:value="0.95681818">
                <text:p>0.95681818</text:p>
              </table:table-cell>
              <table:table-cell office:value-type="float" office:value="0.83289125">
                <text:p>0.83289125</text:p>
              </table:table-cell>
              <table:table-cell office:value-type="float" office:value="0.93093093">
                <text:p>0.93093093</text:p>
              </table:table-cell>
              <table:table-cell office:value-type="float" office:value="0.91336634">
                <text:p>0.91336634</text:p>
              </table:table-cell>
              <table:table-cell office:value-type="float" office:value="0.78917379">
                <text:p>0.78917379</text:p>
              </table:table-cell>
              <table:table-cell office:value-type="float" office:value="0.92048193">
                <text:p>0.92048193</text:p>
              </table:table-cell>
              <table:table-cell office:value-type="float" office:value="0.89563107">
                <text:p>0.89563107</text:p>
              </table:table-cell>
              <table:table-cell office:value-type="float" office:value="0.67755102">
                <text:p>0.67755102</text:p>
              </table:table-cell>
              <table:table-cell office:value-type="float" office:value="0.8746594">
                <text:p>0.8746594</text:p>
              </table:table-cell>
            </table:table-row>
            <table:table-row>
              <table:table-cell office:value-type="string">
                <text:p>Random Forest (30)</text:p>
                <draw:g>
                  <svg:desc>ComparisonWithRandomForest.B3:ComparisonWithRandomForest.B3</svg:desc>
                </draw:g>
              </table:table-cell>
              <table:table-cell office:value-type="float" office:value="0.97727273">
                <text:p>0.97727273</text:p>
                <draw:g>
                  <svg:desc>ComparisonWithRandomForest.C3:ComparisonWithRandomForest.L3</svg:desc>
                </draw:g>
              </table:table-cell>
              <table:table-cell office:value-type="float" office:value="0.98202247">
                <text:p>0.98202247</text:p>
              </table:table-cell>
              <table:table-cell office:value-type="float" office:value="0.94444444">
                <text:p>0.94444444</text:p>
              </table:table-cell>
              <table:table-cell office:value-type="float" office:value="0.94988067">
                <text:p>0.94988067</text:p>
              </table:table-cell>
              <table:table-cell office:value-type="float" office:value="0.96046512">
                <text:p>0.96046512</text:p>
              </table:table-cell>
              <table:table-cell office:value-type="float" office:value="0.95454545">
                <text:p>0.95454545</text:p>
              </table:table-cell>
              <table:table-cell office:value-type="float" office:value="0.97317073">
                <text:p>0.97317073</text:p>
              </table:table-cell>
              <table:table-cell office:value-type="float" office:value="0.9625">
                <text:p>0.9625</text:p>
              </table:table-cell>
              <table:table-cell office:value-type="float" office:value="0.93005181">
                <text:p>0.93005181</text:p>
              </table:table-cell>
              <table:table-cell office:value-type="float" office:value="0.94936709">
                <text:p>0.949367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294cm" svg:y="0.316cm" chart:style-name="ch2">
          <text:p>Recall</text:p>
        </chart:title>
        <chart:legend chart:legend-position="end" svg:x="11.611cm" svg:y="3.955cm" style:legend-expansion="high" chart:style-name="ch3"/>
        <chart:plot-area chart:style-name="ch4" table:cell-range-address="ComparisonWithRandomForest.B4:ComparisonWithRandomForest.L6" chart:data-source-has-labels="both" svg:x="0.769cm" svg:y="1.661cm" svg:width="10.204cm" svg:height="6.745cm">
          <chartooo:coordinate-region svg:x="1.496cm" svg:y="1.861cm" svg:width="9.383cm" svg:height="5.898cm"/>
          <chart:axis chart:dimension="x" chart:name="primary-x" chart:style-name="ch5" chartooo:axis-type="auto">
            <chartooo:date-scale/>
            <chart:categories table:cell-range-address="ComparisonWithRandomForest.C4:ComparisonWithRandomForest.L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isonWithRandomForest.C5:ComparisonWithRandomForest.L5" chart:label-cell-address="ComparisonWithRandomForest.B5:ComparisonWithRandomForest.B5" chart:class="chart:line">
            <chart:data-point chart:repeated="10"/>
          </chart:series>
          <chart:series chart:style-name="ch8" chart:values-cell-range-address="ComparisonWithRandomForest.C6:ComparisonWithRandomForest.L6" chart:label-cell-address="ComparisonWithRandomForest.B6:ComparisonWithRandomForest.B6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ComparisonWithRandomForest.C4:ComparisonWithRandomForest.L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Linear SVM</text:p>
                <draw:g>
                  <svg:desc>ComparisonWithRandomForest.B5:ComparisonWithRandomForest.B5</svg:desc>
                </draw:g>
              </table:table-cell>
              <table:table-cell office:value-type="float" office:value="0.9610984">
                <text:p>0.9610984</text:p>
                <draw:g>
                  <svg:desc>ComparisonWithRandomForest.C5:ComparisonWithRandomForest.L5</svg:desc>
                </draw:g>
              </table:table-cell>
              <table:table-cell office:value-type="float" office:value="0.9503386">
                <text:p>0.9503386</text:p>
              </table:table-cell>
              <table:table-cell office:value-type="float" office:value="0.83510638">
                <text:p>0.83510638</text:p>
              </table:table-cell>
              <table:table-cell office:value-type="float" office:value="0.73286052">
                <text:p>0.73286052</text:p>
              </table:table-cell>
              <table:table-cell office:value-type="float" office:value="0.86214953">
                <text:p>0.86214953</text:p>
              </table:table-cell>
              <table:table-cell office:value-type="float" office:value="0.82195846">
                <text:p>0.82195846</text:p>
              </table:table-cell>
              <table:table-cell office:value-type="float" office:value="0.94789082">
                <text:p>0.94789082</text:p>
              </table:table-cell>
              <table:table-cell office:value-type="float" office:value="0.91791045">
                <text:p>0.91791045</text:p>
              </table:table-cell>
              <table:table-cell office:value-type="float" office:value="0.86910995">
                <text:p>0.86910995</text:p>
              </table:table-cell>
              <table:table-cell office:value-type="float" office:value="0.79850746">
                <text:p>0.79850746</text:p>
              </table:table-cell>
            </table:table-row>
            <table:table-row>
              <table:table-cell office:value-type="string">
                <text:p>Random Forest (30)</text:p>
                <draw:g>
                  <svg:desc>ComparisonWithRandomForest.B6:ComparisonWithRandomForest.B6</svg:desc>
                </draw:g>
              </table:table-cell>
              <table:table-cell office:value-type="float" office:value="0.98398169">
                <text:p>0.98398169</text:p>
                <draw:g>
                  <svg:desc>ComparisonWithRandomForest.C6:ComparisonWithRandomForest.L6</svg:desc>
                </draw:g>
              </table:table-cell>
              <table:table-cell office:value-type="float" office:value="0.98645598">
                <text:p>0.98645598</text:p>
              </table:table-cell>
              <table:table-cell office:value-type="float" office:value="0.94946809">
                <text:p>0.94946809</text:p>
              </table:table-cell>
              <table:table-cell office:value-type="float" office:value="0.94089835">
                <text:p>0.94089835</text:p>
              </table:table-cell>
              <table:table-cell office:value-type="float" office:value="0.96495327">
                <text:p>0.96495327</text:p>
              </table:table-cell>
              <table:table-cell office:value-type="float" office:value="0.9347181">
                <text:p>0.9347181</text:p>
              </table:table-cell>
              <table:table-cell office:value-type="float" office:value="0.99007444">
                <text:p>0.99007444</text:p>
              </table:table-cell>
              <table:table-cell office:value-type="float" office:value="0.95771144">
                <text:p>0.95771144</text:p>
              </table:table-cell>
              <table:table-cell office:value-type="float" office:value="0.93979058">
                <text:p>0.93979058</text:p>
              </table:table-cell>
              <table:table-cell office:value-type="float" office:value="0.93283582">
                <text:p>0.932835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2.956cm" style:legend-expansion="high" chart:style-name="ch2"/>
        <chart:plot-area chart:style-name="ch3" table:cell-range-address="Support.A1:Support.K7" chart:data-source-has-labels="both" svg:x="0.77cm" svg:y="0.855cm" svg:width="11.103cm" svg:height="7.545cm">
          <chartooo:coordinate-region svg:x="1.577cm" svg:y="1.054cm" svg:width="10.202cm" svg:height="6.699cm"/>
          <chart:axis chart:dimension="x" chart:name="primary-x" chart:style-name="ch4" chartooo:axis-type="auto">
            <chartooo:date-scale/>
            <chart:categories table:cell-range-address="Support.B1:Support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pport.B2:Support.K2" chart:label-cell-address="Support.A2:Support.A2" chart:class="chart:line">
            <chart:data-point chart:repeated="10"/>
          </chart:series>
          <chart:series chart:style-name="ch7" chart:values-cell-range-address="Support.B3:Support.K3" chart:label-cell-address="Support.A3:Support.A3" chart:class="chart:line">
            <chart:data-point chart:repeated="10"/>
          </chart:series>
          <chart:series chart:style-name="ch8" chart:values-cell-range-address="Support.B4:Support.K4" chart:label-cell-address="Support.A4:Support.A4" chart:class="chart:line">
            <chart:data-point chart:repeated="10"/>
          </chart:series>
          <chart:series chart:style-name="ch9" chart:values-cell-range-address="Support.B5:Support.K5" chart:label-cell-address="Support.A5:Support.A5" chart:class="chart:line">
            <chart:data-point chart:repeated="10"/>
          </chart:series>
          <chart:series chart:style-name="ch10" chart:values-cell-range-address="Support.B6:Support.K6" chart:label-cell-address="Support.A6:Support.A6" chart:class="chart:line">
            <chart:data-point chart:repeated="10"/>
          </chart:series>
          <chart:series chart:style-name="ch11" chart:values-cell-range-address="Support.B7:Support.K7" chart:label-cell-address="Support.A7:Support.A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upport.B1:Support.K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5 Estimators</text:p>
                <draw:g>
                  <svg:desc>Support.A2:Support.A2</svg:desc>
                </draw:g>
              </table:table-cell>
              <table:table-cell office:value-type="float" office:value="437">
                <text:p>437</text:p>
                <draw:g>
                  <svg:desc>Support.B2:Support.K2</svg:desc>
                </draw:g>
              </table:table-cell>
              <table:table-cell office:value-type="float" office:value="443">
                <text:p>443</text:p>
              </table:table-cell>
              <table:table-cell office:value-type="float" office:value="376">
                <text:p>376</text:p>
              </table:table-cell>
              <table:table-cell office:value-type="float" office:value="423">
                <text:p>423</text:p>
              </table:table-cell>
              <table:table-cell office:value-type="float" office:value="428">
                <text:p>428</text:p>
              </table:table-cell>
              <table:table-cell office:value-type="float" office:value="337">
                <text:p>337</text:p>
              </table:table-cell>
              <table:table-cell office:value-type="float" office:value="403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382">
                <text:p>38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0 Estimators</text:p>
                <draw:g>
                  <svg:desc>Support.A3:Support.A3</svg:desc>
                </draw:g>
              </table:table-cell>
              <table:table-cell office:value-type="float" office:value="437">
                <text:p>437</text:p>
                <draw:g>
                  <svg:desc>Support.B3:Support.K3</svg:desc>
                </draw:g>
              </table:table-cell>
              <table:table-cell office:value-type="float" office:value="443">
                <text:p>443</text:p>
              </table:table-cell>
              <table:table-cell office:value-type="float" office:value="376">
                <text:p>376</text:p>
              </table:table-cell>
              <table:table-cell office:value-type="float" office:value="423">
                <text:p>423</text:p>
              </table:table-cell>
              <table:table-cell office:value-type="float" office:value="428">
                <text:p>428</text:p>
              </table:table-cell>
              <table:table-cell office:value-type="float" office:value="337">
                <text:p>337</text:p>
              </table:table-cell>
              <table:table-cell office:value-type="float" office:value="403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382">
                <text:p>38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5 Estimators</text:p>
                <draw:g>
                  <svg:desc>Support.A4:Support.A4</svg:desc>
                </draw:g>
              </table:table-cell>
              <table:table-cell office:value-type="float" office:value="437">
                <text:p>437</text:p>
                <draw:g>
                  <svg:desc>Support.B4:Support.K4</svg:desc>
                </draw:g>
              </table:table-cell>
              <table:table-cell office:value-type="float" office:value="443">
                <text:p>443</text:p>
              </table:table-cell>
              <table:table-cell office:value-type="float" office:value="376">
                <text:p>376</text:p>
              </table:table-cell>
              <table:table-cell office:value-type="float" office:value="423">
                <text:p>423</text:p>
              </table:table-cell>
              <table:table-cell office:value-type="float" office:value="428">
                <text:p>428</text:p>
              </table:table-cell>
              <table:table-cell office:value-type="float" office:value="337">
                <text:p>337</text:p>
              </table:table-cell>
              <table:table-cell office:value-type="float" office:value="403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382">
                <text:p>38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0 Estimators</text:p>
                <draw:g>
                  <svg:desc>Support.A5:Support.A5</svg:desc>
                </draw:g>
              </table:table-cell>
              <table:table-cell office:value-type="float" office:value="437">
                <text:p>437</text:p>
                <draw:g>
                  <svg:desc>Support.B5:Support.K5</svg:desc>
                </draw:g>
              </table:table-cell>
              <table:table-cell office:value-type="float" office:value="443">
                <text:p>443</text:p>
              </table:table-cell>
              <table:table-cell office:value-type="float" office:value="376">
                <text:p>376</text:p>
              </table:table-cell>
              <table:table-cell office:value-type="float" office:value="423">
                <text:p>423</text:p>
              </table:table-cell>
              <table:table-cell office:value-type="float" office:value="428">
                <text:p>428</text:p>
              </table:table-cell>
              <table:table-cell office:value-type="float" office:value="337">
                <text:p>337</text:p>
              </table:table-cell>
              <table:table-cell office:value-type="float" office:value="403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382">
                <text:p>38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5 Estimators</text:p>
                <draw:g>
                  <svg:desc>Support.A6:Support.A6</svg:desc>
                </draw:g>
              </table:table-cell>
              <table:table-cell office:value-type="float" office:value="437">
                <text:p>437</text:p>
                <draw:g>
                  <svg:desc>Support.B6:Support.K6</svg:desc>
                </draw:g>
              </table:table-cell>
              <table:table-cell office:value-type="float" office:value="443">
                <text:p>443</text:p>
              </table:table-cell>
              <table:table-cell office:value-type="float" office:value="376">
                <text:p>376</text:p>
              </table:table-cell>
              <table:table-cell office:value-type="float" office:value="423">
                <text:p>423</text:p>
              </table:table-cell>
              <table:table-cell office:value-type="float" office:value="428">
                <text:p>428</text:p>
              </table:table-cell>
              <table:table-cell office:value-type="float" office:value="337">
                <text:p>337</text:p>
              </table:table-cell>
              <table:table-cell office:value-type="float" office:value="403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382">
                <text:p>38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30 Estimators</text:p>
                <draw:g>
                  <svg:desc>Support.A7:Support.A7</svg:desc>
                </draw:g>
              </table:table-cell>
              <table:table-cell office:value-type="float" office:value="437">
                <text:p>437</text:p>
                <draw:g>
                  <svg:desc>Support.B7:Support.K7</svg:desc>
                </draw:g>
              </table:table-cell>
              <table:table-cell office:value-type="float" office:value="443">
                <text:p>443</text:p>
              </table:table-cell>
              <table:table-cell office:value-type="float" office:value="376">
                <text:p>376</text:p>
              </table:table-cell>
              <table:table-cell office:value-type="float" office:value="423">
                <text:p>423</text:p>
              </table:table-cell>
              <table:table-cell office:value-type="float" office:value="428">
                <text:p>428</text:p>
              </table:table-cell>
              <table:table-cell office:value-type="float" office:value="337">
                <text:p>337</text:p>
              </table:table-cell>
              <table:table-cell office:value-type="float" office:value="403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382">
                <text:p>382</text:p>
              </table:table-cell>
              <table:table-cell office:value-type="float" office:value="402">
                <text:p>4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2.956cm" style:legend-expansion="high" chart:style-name="ch2"/>
        <chart:plot-area chart:style-name="ch3" table:cell-range-address="Fscore.B1:Fscore.K7 Fscore.A2:Fscore.A7" chart:data-source-has-labels="both" svg:x="0.77cm" svg:y="0.855cm" svg:width="11.103cm" svg:height="7.545cm">
          <chartooo:coordinate-region svg:x="1.682cm" svg:y="1.054cm" svg:width="10.097cm" svg:height="6.699cm"/>
          <chart:axis chart:dimension="x" chart:name="primary-x" chart:style-name="ch4" chartooo:axis-type="auto">
            <chartooo:date-scale/>
            <chart:categories table:cell-range-address="Fscore.B1:Fscore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score.B2:Fscore.K2" chart:label-cell-address="Fscore.A2:Fscore.A2" chart:class="chart:line">
            <chart:data-point chart:repeated="10"/>
          </chart:series>
          <chart:series chart:style-name="ch7" chart:values-cell-range-address="Fscore.B3:Fscore.K3" chart:label-cell-address="Fscore.A3:Fscore.A3" chart:class="chart:line">
            <chart:data-point chart:repeated="10"/>
          </chart:series>
          <chart:series chart:style-name="ch8" chart:values-cell-range-address="Fscore.B4:Fscore.K4" chart:label-cell-address="Fscore.A4:Fscore.A4" chart:class="chart:line">
            <chart:data-point chart:repeated="10"/>
          </chart:series>
          <chart:series chart:style-name="ch9" chart:values-cell-range-address="Fscore.B5:Fscore.K5" chart:label-cell-address="Fscore.A5:Fscore.A5" chart:class="chart:line">
            <chart:data-point chart:repeated="10"/>
          </chart:series>
          <chart:series chart:style-name="ch10" chart:values-cell-range-address="Fscore.B6:Fscore.K6" chart:label-cell-address="Fscore.A6:Fscore.A6" chart:class="chart:line">
            <chart:data-point chart:repeated="10"/>
          </chart:series>
          <chart:series chart:style-name="ch11" chart:values-cell-range-address="Fscore.B7:Fscore.K7" chart:label-cell-address="Fscore.A7:Fscore.A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score.B1:Fscore.K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5 Estimators</text:p>
                <draw:g>
                  <svg:desc>Fscore.A2:Fscore.A2</svg:desc>
                </draw:g>
              </table:table-cell>
              <table:table-cell office:value-type="float" office:value="0.94013304">
                <text:p>0.94013304</text:p>
                <draw:g>
                  <svg:desc>Fscore.B2:Fscore.K2</svg:desc>
                </draw:g>
              </table:table-cell>
              <table:table-cell office:value-type="float" office:value="0.96205357">
                <text:p>0.96205357</text:p>
              </table:table-cell>
              <table:table-cell office:value-type="float" office:value="0.91354839">
                <text:p>0.91354839</text:p>
              </table:table-cell>
              <table:table-cell office:value-type="float" office:value="0.8941736">
                <text:p>0.8941736</text:p>
              </table:table-cell>
              <table:table-cell office:value-type="float" office:value="0.91676436">
                <text:p>0.91676436</text:p>
              </table:table-cell>
              <table:table-cell office:value-type="float" office:value="0.86518519">
                <text:p>0.86518519</text:p>
              </table:table-cell>
              <table:table-cell office:value-type="float" office:value="0.95143213">
                <text:p>0.95143213</text:p>
              </table:table-cell>
              <table:table-cell office:value-type="float" office:value="0.94320988">
                <text:p>0.94320988</text:p>
              </table:table-cell>
              <table:table-cell office:value-type="float" office:value="0.88340192">
                <text:p>0.88340192</text:p>
              </table:table-cell>
              <table:table-cell office:value-type="float" office:value="0.88491049">
                <text:p>0.88491049</text:p>
              </table:table-cell>
            </table:table-row>
            <table:table-row>
              <table:table-cell office:value-type="string">
                <text:p>10 Estimators</text:p>
                <draw:g>
                  <svg:desc>Fscore.A3:Fscore.A3</svg:desc>
                </draw:g>
              </table:table-cell>
              <table:table-cell office:value-type="float" office:value="0.975">
                <text:p>0.975</text:p>
                <draw:g>
                  <svg:desc>Fscore.B3:Fscore.K3</svg:desc>
                </draw:g>
              </table:table-cell>
              <table:table-cell office:value-type="float" office:value="0.9787234">
                <text:p>0.9787234</text:p>
              </table:table-cell>
              <table:table-cell office:value-type="float" office:value="0.93157895">
                <text:p>0.93157895</text:p>
              </table:table-cell>
              <table:table-cell office:value-type="float" office:value="0.93254438">
                <text:p>0.93254438</text:p>
              </table:table-cell>
              <table:table-cell office:value-type="float" office:value="0.94811321">
                <text:p>0.94811321</text:p>
              </table:table-cell>
              <table:table-cell office:value-type="float" office:value="0.92911011">
                <text:p>0.92911011</text:p>
              </table:table-cell>
              <table:table-cell office:value-type="float" office:value="0.96711328">
                <text:p>0.96711328</text:p>
              </table:table-cell>
              <table:table-cell office:value-type="float" office:value="0.96">
                <text:p>0.96</text:p>
              </table:table-cell>
              <table:table-cell office:value-type="float" office:value="0.92206077">
                <text:p>0.92206077</text:p>
              </table:table-cell>
              <table:table-cell office:value-type="float" office:value="0.93867334">
                <text:p>0.93867334</text:p>
              </table:table-cell>
            </table:table-row>
            <table:table-row>
              <table:table-cell office:value-type="string">
                <text:p>15 Estimators</text:p>
                <draw:g>
                  <svg:desc>Fscore.A4:Fscore.A4</svg:desc>
                </draw:g>
              </table:table-cell>
              <table:table-cell office:value-type="float" office:value="0.97727273">
                <text:p>0.97727273</text:p>
                <draw:g>
                  <svg:desc>Fscore.B4:Fscore.K4</svg:desc>
                </draw:g>
              </table:table-cell>
              <table:table-cell office:value-type="float" office:value="0.97752809">
                <text:p>0.97752809</text:p>
              </table:table-cell>
              <table:table-cell office:value-type="float" office:value="0.93899204">
                <text:p>0.93899204</text:p>
              </table:table-cell>
              <table:table-cell office:value-type="float" office:value="0.95058824">
                <text:p>0.95058824</text:p>
              </table:table-cell>
              <table:table-cell office:value-type="float" office:value="0.95794393">
                <text:p>0.95794393</text:p>
              </table:table-cell>
              <table:table-cell office:value-type="float" office:value="0.94135338">
                <text:p>0.94135338</text:p>
              </table:table-cell>
              <table:table-cell office:value-type="float" office:value="0.97058824">
                <text:p>0.97058824</text:p>
              </table:table-cell>
              <table:table-cell office:value-type="float" office:value="0.9575">
                <text:p>0.9575</text:p>
              </table:table-cell>
              <table:table-cell office:value-type="float" office:value="0.92913386">
                <text:p>0.92913386</text:p>
              </table:table-cell>
              <table:table-cell office:value-type="float" office:value="0.9331652">
                <text:p>0.9331652</text:p>
              </table:table-cell>
            </table:table-row>
            <table:table-row>
              <table:table-cell office:value-type="string">
                <text:p>20 Estimators</text:p>
                <draw:g>
                  <svg:desc>Fscore.A5:Fscore.A5</svg:desc>
                </draw:g>
              </table:table-cell>
              <table:table-cell office:value-type="float" office:value="0.97505669">
                <text:p>0.97505669</text:p>
                <draw:g>
                  <svg:desc>Fscore.B5:Fscore.K5</svg:desc>
                </draw:g>
              </table:table-cell>
              <table:table-cell office:value-type="float" office:value="0.97963801">
                <text:p>0.97963801</text:p>
              </table:table-cell>
              <table:table-cell office:value-type="float" office:value="0.94612352">
                <text:p>0.94612352</text:p>
              </table:table-cell>
              <table:table-cell office:value-type="float" office:value="0.94464075">
                <text:p>0.94464075</text:p>
              </table:table-cell>
              <table:table-cell office:value-type="float" office:value="0.9617613">
                <text:p>0.9617613</text:p>
              </table:table-cell>
              <table:table-cell office:value-type="float" office:value="0.94277108">
                <text:p>0.94277108</text:p>
              </table:table-cell>
              <table:table-cell office:value-type="float" office:value="0.97668712">
                <text:p>0.97668712</text:p>
              </table:table-cell>
              <table:table-cell office:value-type="float" office:value="0.965">
                <text:p>0.965</text:p>
              </table:table-cell>
              <table:table-cell office:value-type="float" office:value="0.92470277">
                <text:p>0.92470277</text:p>
              </table:table-cell>
              <table:table-cell office:value-type="float" office:value="0.93552465">
                <text:p>0.93552465</text:p>
              </table:table-cell>
            </table:table-row>
            <table:table-row>
              <table:table-cell office:value-type="string">
                <text:p>25 Estimators</text:p>
                <draw:g>
                  <svg:desc>Fscore.A6:Fscore.A6</svg:desc>
                </draw:g>
              </table:table-cell>
              <table:table-cell office:value-type="float" office:value="0.97260274">
                <text:p>0.97260274</text:p>
                <draw:g>
                  <svg:desc>Fscore.B6:Fscore.K6</svg:desc>
                </draw:g>
              </table:table-cell>
              <table:table-cell office:value-type="float" office:value="0.98768197">
                <text:p>0.98768197</text:p>
              </table:table-cell>
              <table:table-cell office:value-type="float" office:value="0.94848085">
                <text:p>0.94848085</text:p>
              </table:table-cell>
              <table:table-cell office:value-type="float" office:value="0.94398093">
                <text:p>0.94398093</text:p>
              </table:table-cell>
              <table:table-cell office:value-type="float" office:value="0.96374269">
                <text:p>0.96374269</text:p>
              </table:table-cell>
              <table:table-cell office:value-type="float" office:value="0.94561934">
                <text:p>0.94561934</text:p>
              </table:table-cell>
              <table:table-cell office:value-type="float" office:value="0.9754902">
                <text:p>0.9754902</text:p>
              </table:table-cell>
              <table:table-cell office:value-type="float" office:value="0.97007481">
                <text:p>0.97007481</text:p>
              </table:table-cell>
              <table:table-cell office:value-type="float" office:value="0.93888166">
                <text:p>0.93888166</text:p>
              </table:table-cell>
              <table:table-cell office:value-type="float" office:value="0.94102886">
                <text:p>0.94102886</text:p>
              </table:table-cell>
            </table:table-row>
            <table:table-row>
              <table:table-cell office:value-type="string">
                <text:p>30 Estimators</text:p>
                <draw:g>
                  <svg:desc>Fscore.A7:Fscore.A7</svg:desc>
                </draw:g>
              </table:table-cell>
              <table:table-cell office:value-type="float" office:value="0.98061574">
                <text:p>0.98061574</text:p>
                <draw:g>
                  <svg:desc>Fscore.B7:Fscore.K7</svg:desc>
                </draw:g>
              </table:table-cell>
              <table:table-cell office:value-type="float" office:value="0.98423423">
                <text:p>0.98423423</text:p>
              </table:table-cell>
              <table:table-cell office:value-type="float" office:value="0.9469496">
                <text:p>0.9469496</text:p>
              </table:table-cell>
              <table:table-cell office:value-type="float" office:value="0.94536817">
                <text:p>0.94536817</text:p>
              </table:table-cell>
              <table:table-cell office:value-type="float" office:value="0.96270396">
                <text:p>0.96270396</text:p>
              </table:table-cell>
              <table:table-cell office:value-type="float" office:value="0.94452774">
                <text:p>0.94452774</text:p>
              </table:table-cell>
              <table:table-cell office:value-type="float" office:value="0.98154982">
                <text:p>0.98154982</text:p>
              </table:table-cell>
              <table:table-cell office:value-type="float" office:value="0.96009975">
                <text:p>0.96009975</text:p>
              </table:table-cell>
              <table:table-cell office:value-type="float" office:value="0.93489583">
                <text:p>0.93489583</text:p>
              </table:table-cell>
              <table:table-cell office:value-type="float" office:value="0.94102886">
                <text:p>0.941028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49cm" svg:y="0.316cm" chart:style-name="ch2">
          <text:p>Support</text:p>
        </chart:title>
        <chart:legend chart:legend-position="end" svg:x="11.613cm" svg:y="3.952cm" style:legend-expansion="high" chart:style-name="ch3"/>
        <chart:plot-area chart:style-name="ch4" table:cell-range-address="ComparisonWithRandomForest.B7:ComparisonWithRandomForest.L9" chart:data-source-has-labels="both" svg:x="0.77cm" svg:y="1.661cm" svg:width="10.203cm" svg:height="6.739cm">
          <chartooo:coordinate-region svg:x="1.577cm" svg:y="1.86cm" svg:width="9.302cm" svg:height="5.893cm"/>
          <chart:axis chart:dimension="x" chart:name="primary-x" chart:style-name="ch5" chartooo:axis-type="auto">
            <chartooo:date-scale/>
            <chart:categories table:cell-range-address="ComparisonWithRandomForest.C7:ComparisonWithRandomForest.L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isonWithRandomForest.C8:ComparisonWithRandomForest.L8" chart:label-cell-address="ComparisonWithRandomForest.B8:ComparisonWithRandomForest.B8" chart:class="chart:line">
            <chart:data-point chart:repeated="10"/>
          </chart:series>
          <chart:series chart:style-name="ch8" chart:values-cell-range-address="ComparisonWithRandomForest.C9:ComparisonWithRandomForest.L9" chart:label-cell-address="ComparisonWithRandomForest.B9:ComparisonWithRandomForest.B9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ComparisonWithRandomForest.C7:ComparisonWithRandomForest.L7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Linear SVM</text:p>
                <draw:g>
                  <svg:desc>ComparisonWithRandomForest.B8:ComparisonWithRandomForest.B8</svg:desc>
                </draw:g>
              </table:table-cell>
              <table:table-cell office:value-type="float" office:value="437">
                <text:p>437</text:p>
                <draw:g>
                  <svg:desc>ComparisonWithRandomForest.C8:ComparisonWithRandomForest.L8</svg:desc>
                </draw:g>
              </table:table-cell>
              <table:table-cell office:value-type="float" office:value="443">
                <text:p>443</text:p>
              </table:table-cell>
              <table:table-cell office:value-type="float" office:value="376">
                <text:p>376</text:p>
              </table:table-cell>
              <table:table-cell office:value-type="float" office:value="423">
                <text:p>423</text:p>
              </table:table-cell>
              <table:table-cell office:value-type="float" office:value="428">
                <text:p>428</text:p>
              </table:table-cell>
              <table:table-cell office:value-type="float" office:value="337">
                <text:p>337</text:p>
              </table:table-cell>
              <table:table-cell office:value-type="float" office:value="403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382">
                <text:p>38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Random Forest (30)</text:p>
                <draw:g>
                  <svg:desc>ComparisonWithRandomForest.B9:ComparisonWithRandomForest.B9</svg:desc>
                </draw:g>
              </table:table-cell>
              <table:table-cell office:value-type="float" office:value="437">
                <text:p>437</text:p>
                <draw:g>
                  <svg:desc>ComparisonWithRandomForest.C9:ComparisonWithRandomForest.L9</svg:desc>
                </draw:g>
              </table:table-cell>
              <table:table-cell office:value-type="float" office:value="443">
                <text:p>443</text:p>
              </table:table-cell>
              <table:table-cell office:value-type="float" office:value="376">
                <text:p>376</text:p>
              </table:table-cell>
              <table:table-cell office:value-type="float" office:value="423">
                <text:p>423</text:p>
              </table:table-cell>
              <table:table-cell office:value-type="float" office:value="428">
                <text:p>428</text:p>
              </table:table-cell>
              <table:table-cell office:value-type="float" office:value="337">
                <text:p>337</text:p>
              </table:table-cell>
              <table:table-cell office:value-type="float" office:value="403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382">
                <text:p>382</text:p>
              </table:table-cell>
              <table:table-cell office:value-type="float" office:value="402">
                <text:p>4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F-score</text:p>
        </chart:title>
        <chart:legend chart:legend-position="end" svg:x="11.505cm" svg:y="3.955cm" style:legend-expansion="high" chart:style-name="ch3"/>
        <chart:plot-area chart:style-name="ch4" table:cell-range-address="ComparisonWithRandomForest.A10:ComparisonWithRandomForest.L10 ComparisonWithRandomForest.B11:ComparisonWithRandomForest.L11 ComparisonWithRandomForest.A12:ComparisonWithRandomForest.L12" chart:data-source-has-labels="both" svg:x="0.769cm" svg:y="1.661cm" svg:width="10.098cm" svg:height="6.745cm">
          <chartooo:coordinate-region svg:x="1.496cm" svg:y="1.861cm" svg:width="9.277cm" svg:height="5.898cm"/>
          <chart:axis chart:dimension="x" chart:name="primary-x" chart:style-name="ch5" chartooo:axis-type="auto">
            <chartooo:date-scale/>
            <chart:categories table:cell-range-address="ComparisonWithRandomForest.C10:ComparisonWithRandomForest.L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isonWithRandomForest.C11:ComparisonWithRandomForest.L11" chart:label-cell-address="ComparisonWithRandomForest.B11:ComparisonWithRandomForest.B11" chart:class="chart:line">
            <chart:data-point chart:repeated="10"/>
          </chart:series>
          <chart:series chart:style-name="ch8" chart:values-cell-range-address="ComparisonWithRandomForest.C12:ComparisonWithRandomForest.L12" chart:label-cell-address="ComparisonWithRandomForest.A12:ComparisonWithRandomForest.B1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ComparisonWithRandomForest.C10:ComparisonWithRandomForest.L10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Linear SVM</text:p>
                <draw:g>
                  <svg:desc>ComparisonWithRandomForest.B11:ComparisonWithRandomForest.B11</svg:desc>
                </draw:g>
              </table:table-cell>
              <table:table-cell office:value-type="float" office:value="0.95346198">
                <text:p>0.95346198</text:p>
                <draw:g>
                  <svg:desc>ComparisonWithRandomForest.C11:ComparisonWithRandomForest.L11</svg:desc>
                </draw:g>
              </table:table-cell>
              <table:table-cell office:value-type="float" office:value="0.95356738">
                <text:p>0.95356738</text:p>
              </table:table-cell>
              <table:table-cell office:value-type="float" office:value="0.83399734">
                <text:p>0.83399734</text:p>
              </table:table-cell>
              <table:table-cell office:value-type="float" office:value="0.82010582">
                <text:p>0.82010582</text:p>
              </table:table-cell>
              <table:table-cell office:value-type="float" office:value="0.88701923">
                <text:p>0.88701923</text:p>
              </table:table-cell>
              <table:table-cell office:value-type="float" office:value="0.80523256">
                <text:p>0.80523256</text:p>
              </table:table-cell>
              <table:table-cell office:value-type="float" office:value="0.93398533">
                <text:p>0.93398533</text:p>
              </table:table-cell>
              <table:table-cell office:value-type="float" office:value="0.90663391">
                <text:p>0.90663391</text:p>
              </table:table-cell>
              <table:table-cell office:value-type="float" office:value="0.76146789">
                <text:p>0.76146789</text:p>
              </table:table-cell>
              <table:table-cell office:value-type="float" office:value="0.83485046">
                <text:p>0.83485046</text:p>
              </table:table-cell>
            </table:table-row>
            <table:table-row>
              <table:table-cell office:value-type="string">
                <text:p>Random Forest (30)</text:p>
                <text:list>
                  <text:list-item>
                    <text:p/>
                  </text:list-item>
                  <text:list-item>
                    <text:p>Random Forest (30)</text:p>
                  </text:list-item>
                </text:list>
                <draw:g>
                  <svg:desc>ComparisonWithRandomForest.A12:ComparisonWithRandomForest.B12</svg:desc>
                </draw:g>
              </table:table-cell>
              <table:table-cell office:value-type="float" office:value="0.98061574">
                <text:p>0.98061574</text:p>
                <draw:g>
                  <svg:desc>ComparisonWithRandomForest.C12:ComparisonWithRandomForest.L12</svg:desc>
                </draw:g>
              </table:table-cell>
              <table:table-cell office:value-type="float" office:value="0.98423423">
                <text:p>0.98423423</text:p>
              </table:table-cell>
              <table:table-cell office:value-type="float" office:value="0.9469496">
                <text:p>0.9469496</text:p>
              </table:table-cell>
              <table:table-cell office:value-type="float" office:value="0.94536817">
                <text:p>0.94536817</text:p>
              </table:table-cell>
              <table:table-cell office:value-type="float" office:value="0.96270396">
                <text:p>0.96270396</text:p>
              </table:table-cell>
              <table:table-cell office:value-type="float" office:value="0.94452774">
                <text:p>0.94452774</text:p>
              </table:table-cell>
              <table:table-cell office:value-type="float" office:value="0.98154982">
                <text:p>0.98154982</text:p>
              </table:table-cell>
              <table:table-cell office:value-type="float" office:value="0.96009975">
                <text:p>0.96009975</text:p>
              </table:table-cell>
              <table:table-cell office:value-type="float" office:value="0.93489583">
                <text:p>0.93489583</text:p>
              </table:table-cell>
              <table:table-cell office:value-type="float" office:value="0.94102886">
                <text:p>0.9410288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